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Verdana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P42" style:parent-style-name="Standard" style:family="paragraph">
      <style:text-properties style:font-name="Verdana" fo:font-size="10pt" style:font-size-asian="10pt" style:font-size-complex="10pt"/>
    </style:style>
    <style:style style:name="P43" style:parent-style-name="Standard" style:family="paragraph">
      <style:text-properties style:font-name="Verdana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138in solid #000000" fo:padding-top="0in" fo:padding-left="0.075in" fo:padding-bottom="0in" fo:padding-right="0.075in"/>
    </style:style>
    <style:style style:name="P47" style:parent-style-name="Standard" style:family="paragraph">
      <style:text-properties style:font-name="Verdana" fo:font-size="10pt" style:font-size-asian="10pt" style:font-size-complex="10pt"/>
    </style:style>
    <style:style style:name="TableRow48" style:family="table-row">
      <style:table-row-properties style:min-row-height="0.2604in" style:use-optimal-row-height="false"/>
    </style:style>
    <style:style style:name="TableCell4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5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="0.0138in solid #000000" fo:padding-top="0in" fo:padding-left="0.075in" fo:padding-bottom="0in" fo:padding-right="0.075in"/>
    </style:style>
    <style:style style:name="P52" style:parent-style-name="Standard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5" style:parent-style-name="Standard" style:family="paragraph">
      <style:text-properties style:font-name="Verdana" fo:font-size="10pt" style:font-size-asian="10pt" style:font-size-complex="10pt"/>
    </style:style>
    <style:style style:name="P5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8" style:family="table-column">
      <style:table-column-properties style:column-width="3.1493in" style:use-optimal-column-width="false"/>
    </style:style>
    <style:style style:name="TableColumn59" style:family="table-column">
      <style:table-column-properties style:column-width="0.6305in" style:use-optimal-column-width="false"/>
    </style:style>
    <style:style style:name="TableColumn60" style:family="table-column">
      <style:table-column-properties style:column-width="2.7951in" style:use-optimal-column-width="false"/>
    </style:style>
    <style:style style:name="Table57" style:family="table">
      <style:table-properties style:width="6.57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Heading1" style:family="paragraph">
      <style:text-properties style:font-name="Verdana" fo:font-size="10pt" style:font-size-asian="10pt" style:font-size-complex="10pt"/>
    </style:style>
    <style:style style:name="T98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Sir Rommel Feria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n Meet (Meeting and Attendance Android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ryce Batula</text:p>
            <text:p text:style-name="P42">Michael Bayuga</text:p>
            <text:p text:style-name="P43">John Theodore Yap</text:p>
          </table:table-cell>
          <table:table-cell table:style-name="TableCell44" table:number-columns-spanned="2">
            <text:p text:style-name="P45">Sprint Number</text:p>
          </table:table-cell>
          <table:covered-table-cell/>
          <table:table-cell table:style-name="TableCell46" table:number-columns-spanned="2">
            <text:p text:style-name="P47">2</text:p>
          </table:table-cell>
          <table:covered-table-cell/>
        </table:table-row>
        <table:table-row table:style-name="TableRow48">
          <table:table-cell table:style-name="TableCell49">
            <text:p text:style-name="P50">Sprint Release<text:s/>Approved</text:p>
          </table:table-cell>
          <table:table-cell table:style-name="TableCell51" table:number-columns-spanned="5">
            <text:p text:style-name="P52"/>
          </table:table-cell>
          <table:covered-table-cell/>
          <table:covered-table-cell/>
          <table:covered-table-cell/>
          <table:covered-table-cell/>
        </table:table-row>
      </table:table>
      <text:p text:style-name="P53"/>
      <text:p text:style-name="P54">This checklist is to be used to assess if sprint goals have been achieved during the sprint. <text:s/>Particularly, if the target features of the software have been built based on user acceptance criteria.</text:p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User Acceptance Criteria</text:p>
          </table:table-cell>
          <table:table-cell table:style-name="TableCell64">
            <text:p text:style-name="P65">Comply</text:p>
          </table:table-cell>
          <table:table-cell table:style-name="TableCell66">
            <text:p text:style-name="P67">Remarks</text:p>
          </table:table-cell>
        </table:table-row>
        <table:table-row table:style-name="TableRow68">
          <table:table-cell table:style-name="TableCell69">
            <text:p text:style-name="P70">Creating an Event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Deleting an Event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View the Event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Editing an Event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h text:style-name="P97" text:outline-level="1">Reviewer’s Comments:<text:line-break/></text:h>
      <text:p text:style-name="Standard"><text:span text:style-name="T98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michael john</dc:creator>
    <meta:creation-date>2007-08-13T11:01:00Z</meta:creation-date>
    <dc:date>2016-02-10T05:55:00Z</dc:date>
    <meta:print-date>2006-07-28T14:33:00Z</meta:print-date>
    <meta:template xlink:href="Normal.dotm" xlink:type="simple"/>
    <meta:editing-cycles>1</meta:editing-cycles>
    <meta:editing-duration>PT2400S</meta:editing-duration>
    <meta:document-statistic meta:page-count="1" meta:paragraph-count="1" meta:word-count="115" meta:character-count="776" meta:row-count="5" meta:non-whitespace-character-count="662"/>
  </office:meta>
</office:document-meta>
</file>